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ce style:name="01" svg:font-family="0" style:font-family-generic="system" style:font-pitch="variable"/>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Calibri Light" svg:font-family="'Calibri Light'"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system" style:font-pitch="variable"/>
  </office:font-face-decls>
  <office:automatic-styles>
    <style:style style:name="Table1" style:family="table">
      <style:table-properties style:width="6.3285in" fo:margin-left="-0.0125in" fo:margin-top="0in" fo:margin-bottom="0in" table:align="left" style:writing-mode="lr-tb"/>
    </style:style>
    <style:style style:name="Table1.A" style:family="table-column">
      <style:table-column-properties style:column-width="1.5472in"/>
    </style:style>
    <style:style style:name="Table1.B" style:family="table-column">
      <style:table-column-properties style:column-width="3.5104in"/>
    </style:style>
    <style:style style:name="Table1.C" style:family="table-column">
      <style:table-column-properties style:column-width="1.2708in"/>
    </style:style>
    <style:style style:name="Table1.1" style:family="table-row">
      <style:table-row-properties fo:keep-together="auto"/>
    </style:style>
    <style:style style:name="Table1.A1" style:family="table-cell">
      <style:table-cell-properties fo:background-color="#cccccc" fo:padding-left="0.075in" fo:padding-right="0.075in" fo:padding-top="0in" fo:padding-bottom="0in" fo:border="0.5pt solid #00000a" style:writing-mode="lr-tb">
        <style:background-image/>
      </style:table-cell-properties>
    </style:style>
    <style:style style:name="Table1.A2" style:family="table-cell">
      <style:table-cell-properties style:vertical-align="middle" fo:background-color="#ffffff" fo:padding-left="0.075in" fo:padding-right="0.075in" fo:padding-top="0in" fo:padding-bottom="0in" fo:border="0.5pt solid #00000a" style:writing-mode="lr-tb">
        <style:background-image/>
      </style:table-cell-properties>
    </style:style>
    <style:style style:name="Table2" style:family="table">
      <style:table-properties style:width="6.5in" fo:margin-left="0.0007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1.8222in"/>
    </style:style>
    <style:style style:name="Table2.C" style:family="table-column">
      <style:table-column-properties style:column-width="2.1049in"/>
    </style:style>
    <style:style style:name="Table2.D" style:family="table-column">
      <style:table-column-properties style:column-width="0.9472in"/>
    </style:style>
    <style:style style:name="Table2.1" style:family="table-row">
      <style:table-row-properties fo:keep-together="auto"/>
    </style:style>
    <style:style style:name="Table2.A1" style:family="table-cell">
      <style:table-cell-properties fo:background-color="#cccccc" fo:padding="0.0382in" fo:border-left="0.1pt solid #000000" fo:border-right="none" fo:border-top="0.1pt solid #000000" fo:border-bottom="0.1pt solid #000000" style:writing-mode="lr-tb">
        <style:background-image/>
      </style:table-cell-properties>
    </style:style>
    <style:style style:name="Table2.D1" style:family="table-cell">
      <style:table-cell-properties fo:background-color="#cccccc" fo:padding="0.0382in" fo:border="0.1pt solid #000000" style:writing-mode="lr-tb">
        <style:background-image/>
      </style:table-cell-properties>
    </style:style>
    <style:style style:name="Table2.A2" style:family="table-cell">
      <style:table-cell-properties style:vertical-align="middle" fo:padding="0.0382in" fo:border-left="0.1pt solid #000000" fo:border-right="none" fo:border-top="none" fo:border-bottom="0.1pt solid #000000" style:writing-mode="lr-tb"/>
    </style:style>
    <style:style style:name="Table2.D2" style:family="table-cell">
      <style:table-cell-properties style:vertical-align="middle" fo:padding="0.0382in" fo:border-left="0.1pt solid #000000" fo:border-right="0.1pt solid #000000" fo:border-top="none" fo:border-bottom="0.1pt solid #000000" style:writing-mode="lr-tb"/>
    </style:style>
    <style:style style:name="Table3" style:family="table">
      <style:table-properties style:width="6.3701in" fo:margin-left="-0.075in" fo:margin-top="0in" fo:margin-bottom="0in" table:align="left" style:writing-mode="lr-tb"/>
    </style:style>
    <style:style style:name="Table3.A" style:family="table-column">
      <style:table-column-properties style:column-width="4.9319in"/>
    </style:style>
    <style:style style:name="Table3.B" style:family="table-column">
      <style:table-column-properties style:column-width="0.7708in"/>
    </style:style>
    <style:style style:name="Table3.C" style:family="table-column">
      <style:table-column-properties style:column-width="0.6674in"/>
    </style:style>
    <style:style style:name="Table3.1" style:family="table-row">
      <style:table-row-properties style:min-row-height="0.1181in" fo:keep-together="auto"/>
    </style:style>
    <style:style style:name="Table3.A1" style:family="table-cell">
      <style:table-cell-properties style:vertical-align="middle" fo:background-color="#004e38" fo:padding-left="0.075in" fo:padding-right="0.075in" fo:padding-top="0in" fo:padding-bottom="0in" fo:border="0.5pt solid #00000a" style:writing-mode="lr-tb">
        <style:background-image/>
      </style:table-cell-properties>
    </style:style>
    <style:style style:name="Table3.2" style:family="table-row">
      <style:table-row-properties style:min-row-height="0.35in" fo:keep-together="auto"/>
    </style:style>
    <style:style style:name="Table3.A2" style:family="table-cell">
      <style:table-cell-properties style:vertical-align="middle" fo:background-color="#ffffff" fo:padding-left="0.075in" fo:padding-right="0.075in" fo:padding-top="0in" fo:padding-bottom="0in" fo:border="0.5pt solid #00000a" style:writing-mode="lr-tb">
        <style:background-image/>
      </style:table-cell-properties>
    </style:style>
    <style:style style:name="Table3.C2" style:family="table-cell">
      <style:table-cell-properties fo:background-color="#ffffff" fo:padding-left="0.075in" fo:padding-right="0.075in" fo:padding-top="0in" fo:padding-bottom="0in" fo:border="0.5pt solid #00000a" style:writing-mode="lr-tb">
        <style:background-image/>
      </style:table-cell-properties>
    </style:style>
    <style:style style:name="Table3.C3" style:family="table-cell">
      <style:table-cell-properties fo:background-color="#ffffff" fo:padding-left="0.075in" fo:padding-right="0.075in" fo:padding-top="0in" fo:padding-bottom="0in" fo:border="0.5pt solid #00000a" style:writing-mode="lr-tb">
        <style:background-image/>
      </style:table-cell-properties>
    </style:style>
    <style:style style:name="Table3.C4" style:family="table-cell">
      <style:table-cell-properties fo:background-color="#ffffff" fo:padding-left="0.075in" fo:padding-right="0.075in" fo:padding-top="0in" fo:padding-bottom="0in" fo:border="0.5pt solid #00000a" style:writing-mode="lr-tb">
        <style:background-image/>
      </style:table-cell-properties>
    </style:style>
    <style:style style:name="Table3.C5" style:family="table-cell">
      <style:table-cell-properties fo:background-color="#ffffff" fo:padding-left="0.075in" fo:padding-right="0.075in" fo:padding-top="0in" fo:padding-bottom="0in" fo:border="0.5pt solid #00000a" style:writing-mode="lr-tb">
        <style:background-image/>
      </style:table-cell-properties>
    </style:style>
    <style:style style:name="Table3.C6" style:family="table-cell">
      <style:table-cell-properties fo:background-color="#ffffff" fo:padding-left="0.075in" fo:padding-right="0.075in" fo:padding-top="0in" fo:padding-bottom="0in" fo:border="0.5pt solid #00000a" style:writing-mode="lr-tb">
        <style:background-image/>
      </style:table-cell-properties>
    </style:style>
    <style:style style:name="Table4" style:family="table">
      <style:table-properties style:width="6.3701in" fo:margin-left="-0.075in" fo:margin-top="0in" fo:margin-bottom="0in" table:align="left" style:writing-mode="lr-tb"/>
    </style:style>
    <style:style style:name="Table4.A" style:family="table-column">
      <style:table-column-properties style:column-width="4.9215in"/>
    </style:style>
    <style:style style:name="Table4.B" style:family="table-column">
      <style:table-column-properties style:column-width="0.7708in"/>
    </style:style>
    <style:style style:name="Table4.C" style:family="table-column">
      <style:table-column-properties style:column-width="0.6778in"/>
    </style:style>
    <style:style style:name="Table4.1" style:family="table-row">
      <style:table-row-properties style:min-row-height="0.1181in" fo:keep-together="auto"/>
    </style:style>
    <style:style style:name="Table4.A1" style:family="table-cell">
      <style:table-cell-properties style:vertical-align="middle" fo:background-color="#004e38" fo:padding-left="0.075in" fo:padding-right="0.075in" fo:padding-top="0in" fo:padding-bottom="0in" fo:border="0.5pt solid #00000a" style:writing-mode="lr-tb">
        <style:background-image/>
      </style:table-cell-properties>
    </style:style>
    <style:style style:name="Table4.2" style:family="table-row">
      <style:table-row-properties style:min-row-height="0.35in" fo:keep-together="auto"/>
    </style:style>
    <style:style style:name="Table4.A2" style:family="table-cell">
      <style:table-cell-properties style:vertical-align="middle" fo:background-color="#ffffff" fo:padding-left="0.075in" fo:padding-right="0.075in" fo:padding-top="0in" fo:padding-bottom="0in" fo:border="0.5pt solid #00000a" style:writing-mode="lr-tb">
        <style:background-image/>
      </style:table-cell-properties>
    </style:style>
    <style:style style:name="Table4.C2" style:family="table-cell">
      <style:table-cell-properties fo:background-color="#ffffff" fo:padding-left="0.075in" fo:padding-right="0.075in" fo:padding-top="0in" fo:padding-bottom="0in" fo:border="0.5pt solid #00000a" style:writing-mode="lr-tb">
        <style:background-image/>
      </style:table-cell-properties>
    </style:style>
    <style:style style:name="Table4.C3" style:family="table-cell">
      <style:table-cell-properties fo:background-color="#ffffff" fo:padding-left="0.075in" fo:padding-right="0.075in" fo:padding-top="0in" fo:padding-bottom="0in" fo:border="0.5pt solid #00000a" style:writing-mode="lr-tb">
        <style:background-image/>
      </style:table-cell-properties>
    </style:style>
    <style:style style:name="Table4.C4" style:family="table-cell">
      <style:table-cell-properties fo:background-color="#ffffff" fo:padding-left="0.075in" fo:padding-right="0.075in" fo:padding-top="0in" fo:padding-bottom="0in" fo:border="0.5pt solid #00000a" style:writing-mode="lr-tb">
        <style:background-image/>
      </style:table-cell-properties>
    </style:style>
    <style:style style:name="Table4.C5" style:family="table-cell">
      <style:table-cell-properties fo:background-color="#ffffff" fo:padding-left="0.075in" fo:padding-right="0.075in" fo:padding-top="0in" fo:padding-bottom="0in" fo:border="0.5pt solid #00000a" style:writing-mode="lr-tb">
        <style:background-image/>
      </style:table-cell-properties>
    </style:style>
    <style:style style:name="Table4.C6" style:family="table-cell">
      <style:table-cell-properties fo:background-color="#ffffff" fo:padding-left="0.075in" fo:padding-right="0.075in" fo:padding-top="0in" fo:padding-bottom="0in" fo:border="0.5pt solid #00000a" style:writing-mode="lr-tb">
        <style:background-image/>
      </style:table-cell-properties>
    </style:style>
    <style:style style:name="Table4.C7" style:family="table-cell">
      <style:table-cell-properties fo:background-color="#ffffff" fo:padding-left="0.075in" fo:padding-right="0.075in" fo:padding-top="0in" fo:padding-bottom="0in" fo:border="0.5pt solid #00000a" style:writing-mode="lr-tb">
        <style:background-image/>
      </style:table-cell-properties>
    </style:style>
    <style:style style:name="Table4.C8" style:family="table-cell">
      <style:table-cell-properties fo:background-color="#ffffff" fo:padding-left="0.075in" fo:padding-right="0.075in" fo:padding-top="0in" fo:padding-bottom="0in" fo:border="0.5pt solid #00000a" style:writing-mode="lr-tb">
        <style:background-image/>
      </style:table-cell-properties>
    </style:style>
    <style:style style:name="Table5" style:family="table">
      <style:table-properties style:width="6.2653in" fo:margin-left="-0.075in" fo:margin-top="0in" fo:margin-bottom="0in" table:align="left" style:writing-mode="lr-tb"/>
    </style:style>
    <style:style style:name="Table5.A" style:family="table-column">
      <style:table-column-properties style:column-width="2.4063in"/>
    </style:style>
    <style:style style:name="Table5.B" style:family="table-column">
      <style:table-column-properties style:column-width="3.8583in"/>
    </style:style>
    <style:style style:name="Table5.1" style:family="table-row">
      <style:table-row-properties fo:keep-together="auto"/>
    </style:style>
    <style:style style:name="Table5.A1" style:family="table-cell">
      <style:table-cell-properties fo:background-color="#004e38" fo:padding-left="0.075in" fo:padding-right="0.075in" fo:padding-top="0in" fo:padding-bottom="0in" fo:border="0.5pt solid #00000a" style:writing-mode="lr-tb">
        <style:background-image/>
      </style:table-cell-properties>
    </style:style>
    <style:style style:name="Table5.A2" style:family="table-cell">
      <style:table-cell-properties fo:background-color="#ffffff" fo:padding-left="0.075in" fo:padding-right="0.075in" fo:padding-top="0in" fo:padding-bottom="0in" fo:border="0.5pt solid #00000a" style:writing-mode="lr-tb">
        <style:background-image/>
      </style:table-cell-properties>
    </style:style>
    <style:style style:name="P1" style:family="paragraph" style:parent-style-name="Default">
      <style:paragraph-properties style:line-height-at-least="0.0693in"/>
    </style:style>
    <style:style style:name="P2" style:family="paragraph" style:parent-style-name="Default">
      <style:paragraph-properties style:line-height-at-least="0.0693in" fo:text-align="center" style:justify-single-word="false"/>
    </style:style>
    <style:style style:name="P3" style:family="paragraph" style:parent-style-name="Default">
      <style:paragraph-properties fo:margin-top="0in" fo:margin-bottom="0.111in" style:contextual-spacing="false" fo:line-height="107%"/>
    </style:style>
    <style:style style:name="P4" style:family="paragraph" style:parent-style-name="Contents_20_Heading_20__28_WW_29_">
      <style:paragraph-properties fo:line-height="107%" fo:break-before="page"/>
    </style:style>
    <style:style style:name="P5" style:family="paragraph" style:parent-style-name="Contents_20_1_20__28_WW_29_">
      <style:paragraph-properties fo:margin-left="0in" fo:margin-right="0in" style:line-height-at-least="0.0693in" fo:text-indent="0in" style:auto-text-indent="false">
        <style:tab-stops>
          <style:tab-stop style:position="6.5in" style:type="right" style:leader-style="dotted" style:leader-text="."/>
          <style:tab-stop style:position="6.9252in" style:type="right" style:leader-style="dotted" style:leader-text="."/>
        </style:tab-stops>
      </style:paragraph-properties>
    </style:style>
    <style:style style:name="P6" style:family="paragraph" style:parent-style-name="Contents_20_2_20__28_WW_29_">
      <style:paragraph-properties fo:margin-left="0.1665in" fo:margin-right="0in" style:line-height-at-least="0.0693in" fo:text-indent="0in" style:auto-text-indent="false">
        <style:tab-stops>
          <style:tab-stop style:position="6.6665in" style:type="right" style:leader-style="dotted" style:leader-text="."/>
          <style:tab-stop style:position="6.8953in" style:type="right" style:leader-style="dotted" style:leader-text="."/>
        </style:tab-stops>
      </style:paragraph-properties>
    </style:style>
    <style:style style:name="P7" style:family="paragraph" style:parent-style-name="Heading_20_1" style:list-style-name="WWNum1">
      <style:paragraph-properties fo:margin-left="0.5in" fo:margin-right="0in" style:line-height-at-least="0.0693in" fo:text-indent="-0.5in" style:auto-text-indent="false"/>
    </style:style>
    <style:style style:name="P8" style:family="paragraph" style:parent-style-name="Heading_20_2" style:list-style-name="WWNum1">
      <style:paragraph-properties fo:margin-left="0.4in" fo:margin-right="0in" style:line-height-at-least="0.0693in" fo:text-indent="-0.4in" style:auto-text-indent="false"/>
    </style:style>
    <style:style style:name="P9" style:family="paragraph" style:parent-style-name="Default">
      <style:paragraph-properties fo:margin-top="0.028in" fo:margin-bottom="0.028in" style:contextual-spacing="false" style:line-height-at-least="0.0693in" fo:text-align="justify" style:justify-single-word="false"/>
    </style:style>
    <style:style style:name="P10" style:family="paragraph" style:parent-style-name="Text_20_body_20__28_WW_29_">
      <style:paragraph-properties style:line-height-at-least="0.0693in"/>
    </style:style>
    <style:style style:name="P11" style:family="paragraph" style:parent-style-name="Body">
      <style:paragraph-properties fo:margin-left="0in" fo:margin-right="0in" style:line-height-at-least="0.1807in" fo:text-align="center" style:justify-single-word="false" fo:text-indent="0in" style:auto-text-indent="false">
        <style:tab-stops/>
      </style:paragraph-properties>
    </style:style>
    <style:style style:name="P12" style:family="paragraph" style:parent-style-name="Body">
      <style:paragraph-properties fo:margin-left="0in" fo:margin-right="0in" style:line-height-at-least="0.1807in" fo:text-indent="0in" style:auto-text-indent="false">
        <style:tab-stops/>
      </style:paragraph-properties>
    </style:style>
    <style:style style:name="P13" style:family="paragraph" style:parent-style-name="Table_20_Contents">
      <style:paragraph-properties style:line-height-at-least="0.0693in" fo:text-align="center" style:justify-single-word="false">
        <style:tab-stops/>
      </style:paragraph-properties>
    </style:style>
    <style:style style:name="P14" style:family="paragraph" style:parent-style-name="Table_20_Contents">
      <style:paragraph-properties style:line-height-at-least="0.0693in">
        <style:tab-stops/>
      </style:paragraph-properties>
    </style:style>
    <style:style style:name="P15" style:family="paragraph" style:parent-style-name="Default">
      <style:paragraph-properties style:line-height-at-least="0.0693in" fo:text-align="center" style:justify-single-word="false">
        <style:tab-stops/>
      </style:paragraph-properties>
    </style:style>
    <style:style style:name="P16" style:family="paragraph" style:parent-style-name="Default">
      <style:paragraph-properties fo:margin-left="0.1in" fo:margin-right="0in" style:line-height-at-least="0.0693in" fo:text-indent="0in" style:auto-text-indent="false">
        <style:tab-stops/>
      </style:paragraph-properties>
    </style:style>
    <style:style style:name="P17" style:family="paragraph" style:parent-style-name="Default">
      <style:paragraph-properties style:line-height-at-least="0.0693in">
        <style:tab-stops/>
      </style:paragraph-properties>
    </style:style>
    <style:style style:name="P18" style:family="paragraph" style:parent-style-name="List_20_Paragraph">
      <style:paragraph-properties fo:margin-left="0in" fo:margin-right="0in" fo:line-height="115%" fo:text-align="justify" style:justify-single-word="false" fo:text-indent="0in" style:auto-text-indent="false"/>
    </style:style>
    <style:style style:name="P19" style:family="paragraph" style:parent-style-name="Default">
      <style:paragraph-properties style:line-height-at-least="0.0693in" fo:text-align="justify" style:justify-single-word="false"/>
    </style:style>
    <style:style style:name="P20" style:family="paragraph" style:parent-style-name="Default">
      <style:paragraph-properties fo:margin-left="0.25in" fo:margin-right="0in" style:line-height-at-least="0.0693in" fo:text-indent="0in" style:auto-text-indent="false"/>
    </style:style>
    <style:style style:name="P21" style:family="paragraph" style:parent-style-name="Default">
      <style:paragraph-properties fo:margin-top="0.0417in" fo:margin-bottom="0.0417in" style:contextual-spacing="false" style:line-height-at-least="0.0693in" fo:text-align="center" style:justify-single-word="false">
        <style:tab-stops/>
      </style:paragraph-properties>
    </style:style>
    <style:style style:name="P22" style:family="paragraph" style:parent-style-name="steps" style:list-style-name="WWNum4">
      <style:paragraph-properties fo:margin-left="0.25in" fo:margin-right="0in" fo:margin-top="0in" fo:margin-bottom="0in" style:contextual-spacing="false" style:line-height-at-least="0.0693in" fo:text-align="justify" style:justify-single-word="false" fo:text-indent="-0.25in" style:auto-text-indent="false">
        <style:tab-stops/>
      </style:paragraph-properties>
    </style:style>
    <style:style style:name="P23" style:family="paragraph" style:parent-style-name="Default" style:list-style-name="WWNum4">
      <style:paragraph-properties fo:margin-left="0.25in" fo:margin-right="0in" style:line-height-at-least="0.0693in" fo:text-align="justify" style:justify-single-word="false" fo:text-indent="-0.25in" style:auto-text-indent="false">
        <style:tab-stops/>
      </style:paragraph-properties>
    </style:style>
    <style:style style:name="P24" style:family="paragraph" style:parent-style-name="Default">
      <style:paragraph-properties fo:margin-top="0.0417in" fo:margin-bottom="0.0417in" style:contextual-spacing="false" style:line-height-at-least="0.0693in">
        <style:tab-stops/>
      </style:paragraph-properties>
    </style:style>
    <style:style style:name="P25" style:family="paragraph" style:parent-style-name="steps" style:list-style-name="WWNum3">
      <style:paragraph-properties fo:margin-left="0.25in" fo:margin-right="0in" fo:margin-top="0in" fo:margin-bottom="0in" style:contextual-spacing="false" style:line-height-at-least="0.0693in" fo:text-align="justify" style:justify-single-word="false" fo:text-indent="-0.25in" style:auto-text-indent="false">
        <style:tab-stops/>
      </style:paragraph-properties>
    </style:style>
    <style:style style:name="P26" style:family="paragraph" style:parent-style-name="Default" style:list-style-name="WWNum3">
      <style:paragraph-properties fo:margin-left="0.25in" fo:margin-right="0in" style:line-height-at-least="0.0693in" fo:text-align="justify" style:justify-single-word="false" fo:text-indent="-0.25in" style:auto-text-indent="false">
        <style:tab-stops/>
      </style:paragraph-properties>
    </style:style>
    <style:style style:name="P27" style:family="paragraph" style:parent-style-name="steps">
      <style:paragraph-properties fo:margin-top="0.0417in" fo:margin-bottom="0.0417in" style:contextual-spacing="false" style:line-height-at-least="0.0693in" fo:text-align="justify" style:justify-single-word="false">
        <style:tab-stops/>
      </style:paragraph-properties>
    </style:style>
    <style:style style:name="P28" style:family="paragraph" style:parent-style-name="List_20_Paragraph" style:list-style-name="WWNum5">
      <style:paragraph-properties fo:line-height="115%" fo:orphans="0" fo:widows="0"/>
    </style:style>
    <style:style style:name="P29" style:family="paragraph" style:parent-style-name="Default">
      <style:paragraph-properties fo:margin-left="0in" fo:margin-right="0.111in" fo:line-height="110%" fo:orphans="0" fo:widows="0" fo:text-indent="0in" style:auto-text-indent="false"/>
    </style:style>
    <style:style style:name="T1" style:family="text">
      <style:text-properties style:font-name="Calibri" fo:font-size="36pt" fo:font-style="italic" fo:font-weight="bold" style:font-name-asian="Calibri1" style:font-size-asian="36pt" style:font-style-asian="italic" style:font-weight-asian="bold"/>
    </style:style>
    <style:style style:name="T2" style:family="text">
      <style:text-properties fo:font-variant="normal" fo:text-transform="none" style:font-name="Calibri" fo:font-size="16pt" style:letter-kerning="true" style:font-name-asian="Calibri1" style:font-size-asian="16pt"/>
    </style:style>
    <style:style style:name="T3" style:family="text">
      <style:text-properties style:font-name="Calibri" style:font-name-asian="Calibri1"/>
    </style:style>
    <style:style style:name="T4" style:family="text">
      <style:text-properties style:font-name="Calibri" fo:font-style="italic" style:font-name-asian="Calibri1" style:font-style-asian="italic"/>
    </style:style>
    <style:style style:name="T5" style:family="text">
      <style:text-properties style:font-name="Calibri" fo:font-style="italic" fo:font-weight="bold" style:font-name-asian="Calibri1" style:font-style-asian="italic" style:font-weight-asian="bold"/>
    </style:style>
    <style:style style:name="T6" style:family="text">
      <style:text-properties style:font-name="Calibri" fo:font-size="12pt" fo:font-weight="bold" style:font-name-asian="Calibri1" style:font-size-asian="12pt" style:font-weight-asian="bold"/>
    </style:style>
    <style:style style:name="T7" style:family="text">
      <style:text-properties style:font-name="Calibri" fo:font-size="12pt" fo:font-style="italic" fo:font-weight="normal" style:font-name-asian="Calibri1" style:font-size-asian="12pt" style:font-style-asian="italic" style:font-weight-asian="normal"/>
    </style:style>
    <style:style style:name="T8" style:family="text">
      <style:text-properties style:font-name="Calibri" fo:font-size="12pt" fo:font-style="italic" style:font-name-asian="Calibri1" style:font-size-asian="12pt" style:font-style-asian="italic"/>
    </style:style>
    <style:style style:name="T9" style:family="text">
      <style:text-properties style:font-name="Calibri" fo:font-size="16pt" style:font-name-asian="Calibri1" style:font-size-asian="16pt"/>
    </style:style>
    <style:style style:name="T10" style:family="text">
      <style:text-properties fo:font-weight="bold" style:font-weight-asian="bold"/>
    </style:style>
    <style:style style:name="T11" style:family="text">
      <style:text-properties fo:color="#ffffff" loext:opacity="100%" style:font-name="Calibri" fo:font-size="12pt" fo:font-weight="bold" style:font-name-asian="Calibri1" style:font-size-asian="12pt" style:font-weight-asian="bold"/>
    </style:style>
    <style:style style:name="T12" style:family="text">
      <style:text-properties fo:color="#ffffff" loext:opacity="100%" style:font-name="Calibri" fo:font-weight="bold" style:font-name-asian="Calibri1" style:font-weight-asian="bold"/>
    </style:style>
    <style:style style:name="T13" style:family="text">
      <style:text-properties style:text-line-through-style="solid" style:text-line-through-type="single" style:font-name="Calibri" fo:font-style="italic" style:font-name-asian="Calibri1" style:font-style-asian="italic"/>
    </style:style>
    <style:style style:name="T14" style:family="text">
      <style:text-properties fo:font-size="12pt" fo:font-style="normal" style:font-size-asian="12pt" style:font-style-asian="normal"/>
    </style:style>
    <style:style style:name="T15" style:family="text">
      <style:text-properties style:font-name="Calibri" fo:font-size="12pt" fo:language="en" fo:country="US" fo:font-style="italic" style:font-name-asian="Calibri1" style:font-size-asian="12pt" style:font-style-asian="italic"/>
    </style:style>
    <style:style style:name="T16" style:family="text">
      <style:text-properties fo:color="#000000" loext:opacity="100%" fo:font-style="italic" style:font-style-asian="italic"/>
    </style:style>
    <style:style style:name="T17" style:family="text">
      <style:text-properties fo:color="#000000" loext:opacity="100%" style:font-name="Calibri" fo:font-style="italic" style:font-name-asian="Calibri1"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text:span text:style-name="T1">WEB APPLICATION </text:span></text:p>
      <text:p text:style-name="P2"/>
      <text:p text:style-name="P2"><text:span text:style-name="T1">TEST PLAN</text:span></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 text:outline-level="1" text:is-list-header="true">Table of Contents</text:h>
      <text:p text:style-name="P5"><text:a xlink:type="simple" xlink:href="#__RefHeading__862_211612782" text:style-name="Internet_20_link" text:visited-style-name="Visited_20_Internet_20_Link">1.Introduction<text:tab/>2</text:a></text:p>
      <text:p text:style-name="P6"><text:a xlink:type="simple" xlink:href="#__RefHeading__864_211612782" text:style-name="Internet_20_link" text:visited-style-name="Visited_20_Internet_20_Link"><text:s text:c="2"/></text:a>Purpose<text:tab/>2</text:p>
      <text:p text:style-name="P6"><text:a xlink:type="simple" xlink:href="#__RefHeading__866_211612782" text:style-name="Internet_20_link" text:visited-style-name="Visited_20_Internet_20_Link"><text:s text:c="2"/></text:a>Project Overview<text:tab/>3</text:p>
      <text:p text:style-name="P5"><text:a xlink:type="simple" xlink:href="#__RefHeading__868_211612782" text:style-name="Internet_20_link" text:visited-style-name="Visited_20_Internet_20_Link">2. <text:s/>Scope<text:tab/>3</text:a></text:p>
      <text:p text:style-name="P6"><text:a xlink:type="simple" xlink:href="#__RefHeading__870_211612782" text:style-name="Internet_20_link" text:visited-style-name="Visited_20_Internet_20_Link"><text:s text:c="2"/></text:a>In-Scope<text:tab/>3</text:p>
      <text:p text:style-name="P6"><text:a xlink:type="simple" xlink:href="#__RefHeading__872_211612782" text:style-name="Internet_20_link" text:visited-style-name="Visited_20_Internet_20_Link"><text:s text:c="2"/></text:a>Out-of-Scope<text:tab/>3</text:p>
      <text:p text:style-name="P5"><text:a xlink:type="simple" xlink:href="#__RefHeading__874_211612782" text:style-name="Internet_20_link" text:visited-style-name="Visited_20_Internet_20_Link">3. <text:s/>Testing Strategy<text:tab/>3</text:a></text:p>
      <text:p text:style-name="P6"><text:a xlink:type="simple" xlink:href="#__RefHeading__876_211612782" text:style-name="Internet_20_link" text:visited-style-name="Visited_20_Internet_20_Link"><text:s text:c="2"/></text:a>Test Objectives<text:tab/>3</text:p>
      <text:p text:style-name="P6"><text:a xlink:type="simple" xlink:href="#__RefHeading__878_211612782" text:style-name="Internet_20_link" text:visited-style-name="Visited_20_Internet_20_Link"><text:s text:c="2"/></text:a>Test Assumptions<text:tab/>3</text:p>
      <text:p text:style-name="P6"><text:a xlink:type="simple" xlink:href="#__RefHeading__880_211612782" text:style-name="Internet_20_link" text:visited-style-name="Visited_20_Internet_20_Link"><text:s text:c="2"/></text:a>Data Approach<text:tab/>3</text:p>
      <text:p text:style-name="P6"><text:a xlink:type="simple" xlink:href="#__RefHeading__882_211612782" text:style-name="Internet_20_link" text:visited-style-name="Visited_20_Internet_20_Link"><text:s text:c="2"/></text:a>Level of Testing<text:tab/>4</text:p>
      <text:p text:style-name="P5"><text:a xlink:type="simple" xlink:href="#__RefHeading__1091_211612782" text:style-name="Internet_20_link" text:visited-style-name="Visited_20_Internet_20_Link">4.Test Cases<text:tab/>4</text:a></text:p>
      <text:p text:style-name="P5"><text:a xlink:type="simple" xlink:href="#__RefHeading__892_211612782" text:style-name="Internet_20_link" text:visited-style-name="Visited_20_Internet_20_Link">5.Execution Strategy<text:tab/>4</text:a></text:p>
      <text:p text:style-name="P6"><text:a xlink:type="simple" xlink:href="#__RefHeading__894_211612782" text:style-name="Internet_20_link" text:visited-style-name="Visited_20_Internet_20_Link"><text:s text:c="2"/></text:a>Entry Criteria<text:tab/>4</text:p>
      <text:p text:style-name="P6"><text:a xlink:type="simple" xlink:href="#__RefHeading__896_211612782" text:style-name="Internet_20_link" text:visited-style-name="Visited_20_Internet_20_Link"><text:s text:c="2"/></text:a>Exit criteria<text:tab/>5</text:p>
      <text:p text:style-name="P6"><text:a xlink:type="simple" xlink:href="#__RefHeading__898_211612782" text:style-name="Internet_20_link" text:visited-style-name="Visited_20_Internet_20_Link"><text:s text:c="2"/></text:a>Validation and Defect Management<text:tab/>6</text:p>
      <text:p text:style-name="P5"><text:a xlink:type="simple" xlink:href="#__RefHeading__900_211612782" text:style-name="Internet_20_link" text:visited-style-name="Visited_20_Internet_20_Link">Functionality is blocked and no testing can proceed<text:tab/>6</text:a></text:p>
      <text:p text:style-name="P5"><text:a xlink:type="simple" xlink:href="#__RefHeading__902_211612782" text:style-name="Internet_20_link" text:visited-style-name="Visited_20_Internet_20_Link">Functionality is not usable and there is no workaround but testing can proceed<text:tab/>6</text:a></text:p>
      <text:p text:style-name="P5"><text:a xlink:type="simple" xlink:href="#__RefHeading__904_211612782" text:style-name="Internet_20_link" text:visited-style-name="Visited_20_Internet_20_Link">4 (Low)<text:tab/>6</text:a></text:p>
      <text:p text:style-name="P5"><text:a xlink:type="simple" xlink:href="#__RefHeading__906_211612782" text:style-name="Internet_20_link" text:visited-style-name="Visited_20_Internet_20_Link">6.Environment Requirements<text:tab/>6</text:a></text:p>
      <text:p text:style-name="P6"><text:a xlink:type="simple" xlink:href="#__RefHeading__908_211612782" text:style-name="Internet_20_link" text:visited-style-name="Visited_20_Internet_20_Link"><text:s text:c="2"/></text:a>Test Environments<text:tab/>6</text:p>
      <text:p text:style-name="P5"><text:a xlink:type="simple" xlink:href="#__RefHeading__910_211612782" text:style-name="Internet_20_link" text:visited-style-name="Visited_20_Internet_20_Link">7.Significantly Impacted Division/College/Department<text:tab/>7</text:a></text:p>
      <text:p text:style-name="P5"><text:a xlink:type="simple" xlink:href="#__RefHeading__912_211612782" text:style-name="Internet_20_link" text:visited-style-name="Visited_20_Internet_20_Link">8.Dependencies<text:tab/>7</text:a><field:fieldmark-start text:name="Bookmark" field:type="vnd.oasis.opendocument.field.UNHANDLED"><field:param field:name="vnd.oasis.opendocument.field.code" field:value=""/></field:fieldmark-start><field:fieldmark-separator/><field:fieldmark-end/></text:p>
      <text:p text:style-name="P1"/>
      <text:p text:style-name="P3"/>
      <text:p text:style-name="P1"/>
      <text:p text:style-name="P1"/>
      <text:p text:style-name="P1"/>
      <text:p text:style-name="P1"/>
      <text:p text:style-name="P1"/>
      <text:p text:style-name="P1"/>
      <text:p text:style-name="P1"/>
      <text:p text:style-name="P1"/>
      <text:list text:style-name="WWNum1">
        <text:list-item>
          <text:h text:style-name="P7" text:outline-level="1"><text:soft-page-break/><text:span text:style-name="T2">Introduction</text:span><text:bookmark-start text:name="__RefHeading__862_211612782"/><text:bookmark-start text:name="Bookmark Copy 1"/></text:h>
          <text:list>
            <text:list-item>
              <text:h text:style-name="P8" text:outline-level="2"><text:bookmark-start text:name="_Toc110738481"/><text:bookmark-start text:name="__RefHeading__864_211612782"/><text:bookmark-start text:name="Bookmark1"/><text:bookmark-start text:name="_Toc529075691"/><text:bookmark-start text:name="_Toc110737960"/><text:span text:style-name="T3"><text:s text:c="2"/>Purpose</text:span><text:bookmark-start text:name="_Toc110739625 Copy 1"/><text:bookmark-start text:name="_Toc110743155"/><text:bookmark-start text:name="_Toc110739625"/></text:h>
            </text:list-item>
          </text:list>
        </text:list-item>
      </text:list>
      <text:p text:style-name="P9"><text:span text:style-name="T4">The purpose of this test plan is to provide a proof of concept for a basic automation framework used for testing different API calls to a local web server.</text:span></text:p>
      <text:p text:style-name="P9"/>
      <text:list text:continue-numbering="true" text:style-name="WWNum1">
        <text:list-item>
          <text:list>
            <text:list-item>
              <text:h text:style-name="P8" text:outline-level="2"><text:span text:style-name="T3"><text:s text:c="2"/>Project Overview</text:span><text:bookmark-start text:name="Bookmark2"/><text:bookmark-start text:name="__RefHeading__866_211612782"/></text:h>
            </text:list-item>
          </text:list>
        </text:list-item>
      </text:list>
      <text:p text:style-name="P9"><text:span text:style-name="T4">The project is split into two parts : on one hand we have the source code for the web server and on the other a test script where we define the test conditions, test data and the test cases to be executed. The web server can be initiated from either debug mode (using Visual Studio) or from the build itself (worth mentioning that we need to modify the appsettings.json to have basic functionality working). The test script is built in the xUnit framework.</text:span></text:p>
      <text:p text:style-name="P9"/>
      <text:list text:continue-numbering="true" text:style-name="WWNum1">
        <text:list-item>
          <text:h text:style-name="P7" text:outline-level="1"><text:bookmark-start text:name="_Toc110738484"/><text:bookmark-start text:name="__RefHeading__868_211612782"/><text:bookmark-start text:name="Bookmark3"/><text:bookmark-start text:name="_Toc529075693"/><text:bookmark-start text:name="_Toc110737963"/><text:span text:style-name="T3"><text:s text:c="2"/></text:span><text:span text:style-name="T2">Scope</text:span><text:bookmark-start text:name="_Toc110739628 Copy 1"/><text:bookmark-start text:name="_Toc110739628"/></text:h>
          <text:list>
            <text:list-item>
              <text:h text:style-name="P8" text:outline-level="2"><text:span text:style-name="T3"><text:s text:c="2"/>In-Scope</text:span><text:bookmark-start text:name="Bookmark4"/><text:bookmark-start text:name="__RefHeading__870_211612782"/></text:h>
            </text:list-item>
          </text:list>
        </text:list-item>
      </text:list>
      <text:p text:style-name="P9"><text:span text:style-name="T4">Test API endpoints using GET, POST, PUT, DELETE.</text:span></text:p>
      <text:p text:style-name="P9"><text:span text:style-name="T4">Validation of correct response status codes.</text:span></text:p>
      <text:p text:style-name="P9"><text:span text:style-name="T4">Testing of negative scenarios based on application's constraints.</text:span></text:p>
      <text:p text:style-name="P9"><text:span text:style-name="T4">Manual testing of the endpoints using web interface APIs.</text:span></text:p>
      <text:p text:style-name="P9"><text:span text:style-name="T4">Delivery of a test report with results.</text:span></text:p>
      <text:p text:style-name="P9"/>
      <text:list text:continue-numbering="true" text:style-name="WWNum1">
        <text:list-item>
          <text:list>
            <text:list-item>
              <text:h text:style-name="P8" text:outline-level="2"><text:span text:style-name="T3"><text:s text:c="2"/>Out-of-Scope</text:span><text:bookmark-start text:name="Bookmark5"/><text:bookmark-start text:name="__RefHeading__872_211612782"/></text:h>
            </text:list-item>
          </text:list>
        </text:list-item>
      </text:list>
      <text:p text:style-name="P10"><text:span text:style-name="T4">End-to-end automation testing in a CI/CD environment due to time constraints (could be considered for implementation when product reaches a higher level of maturity).</text:span></text:p>
      <text:p text:style-name="P9"/>
      <text:list text:continue-numbering="true" text:style-name="WWNum1">
        <text:list-item>
          <text:h text:style-name="P7" text:outline-level="1"><text:bookmark-start text:name="_Toc110738488"/><text:bookmark-start text:name="__RefHeading__874_211612782"/><text:bookmark-start text:name="Bookmark6"/><text:bookmark-start text:name="_Toc529075697"/><text:bookmark-start text:name="_Toc110737967"/><text:span text:style-name="T3"><text:s text:c="2"/></text:span><text:span text:style-name="T2">Testing Strategy</text:span><text:bookmark-start text:name="_Toc110739632 Copy 1"/><text:bookmark-start text:name="_Toc110739632"/></text:h>
          <text:list>
            <text:list-item>
              <text:h text:style-name="P8" text:outline-level="2"><text:span text:style-name="T3"><text:s text:c="2"/>Test Objectives</text:span><text:bookmark-start text:name="Bookmark7"/><text:bookmark-start text:name="__RefHeading__876_211612782"/></text:h>
            </text:list-item>
          </text:list>
        </text:list-item>
      </text:list>
      <text:p text:style-name="P9"><text:span text:style-name="T4">Test the backend of an API driven web application using an automated test framework.</text:span></text:p>
      <text:p text:style-name="P9"/>
      <text:list text:continue-numbering="true" text:style-name="WWNum1">
        <text:list-item>
          <text:list>
            <text:list-item>
              <text:h text:style-name="P8" text:outline-level="2"><text:soft-page-break/><text:span text:style-name="T3"><text:s text:c="2"/>Test Assumptions</text:span><text:bookmark-start text:name="Bookmark8"/><text:bookmark-start text:name="__RefHeading__878_211612782"/></text:h>
            </text:list-item>
          </text:list>
        </text:list-item>
      </text:list>
      <text:p text:style-name="P9"><text:span text:style-name="T4">At this current stage of implementation, testing assumes that the web server is being run on the same environment as the test framework and that all dependencies have been covered.</text:span></text:p>
      <text:p text:style-name="P9"><text:bookmark-start text:name="__UnoMark__947_211612782 Copy 1"/><text:bookmark-start text:name="__UnoMark__947_211612782"/></text:p>
      <text:list text:continue-numbering="true" text:style-name="WWNum1">
        <text:list-item>
          <text:list>
            <text:list-item>
              <text:h text:style-name="P8" text:outline-level="2"><text:span text:style-name="T3"><text:s text:c="2"/>Data Approach</text:span><text:bookmark-start text:name="Bookmark9"/><text:bookmark-start text:name="__RefHeading__880_211612782"/></text:h>
            </text:list-item>
          </text:list>
        </text:list-item>
      </text:list>
      <text:p text:style-name="P9"><text:span text:style-name="T4">Currently the test data is hard-coded in the test script itself in the form of </text:span><text:span text:style-name="T5">InlineData</text:span><text:span text:style-name="T4"> and covers both positive and negative scenarios, according to the requirements specified in the project's Readme file.</text:span></text:p>
      <text:list text:continue-numbering="true" text:style-name="WWNum1">
        <text:list-item>
          <text:list>
            <text:list-item>
              <text:h text:style-name="P8" text:outline-level="2"><text:span text:style-name="T3"><text:s text:c="2"/>Level of Testing</text:span><text:bookmark-start text:name="Bookmark10"/><text:bookmark-start text:name="__RefHeading__882_211612782"/></text:h>
            </text:list-item>
          </text:list>
        </text:list-item>
      </text:list>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ext:span text:style-name="T6">Test Type</text:span></text:p>
          </table:table-cell>
          <table:table-cell table:style-name="Table1.A1" office:value-type="string">
            <text:p text:style-name="P11"><text:span text:style-name="T6">Description</text:span></text:p>
          </table:table-cell>
          <table:table-cell table:style-name="Table1.A1" office:value-type="string">
            <text:p text:style-name="P11"><text:span text:style-name="T6">Responsible Parties</text:span></text:p>
          </table:table-cell>
        </table:table-row>
        <table:table-row table:style-name="Table1.1">
          <table:table-cell table:style-name="Table1.A2" office:value-type="string">
            <text:p text:style-name="P12"><text:span text:style-name="T6">Functional</text:span></text:p>
          </table:table-cell>
          <table:table-cell table:style-name="Table1.A2" office:value-type="string">
            <text:p text:style-name="P12"><text:span text:style-name="T7">Ensure the correct functionality of the APIs under test according to the requirements (query task list and their status, add/delete tasks, update tasks etc.)</text:span></text:p>
          </table:table-cell>
          <table:table-cell table:style-name="Table1.A2" table:number-rows-spanned="2" office:value-type="string">
            <text:p text:style-name="P12"><text:span text:style-name="T6">Automation Testing Team</text:span></text:p>
          </table:table-cell>
        </table:table-row>
        <table:table-row table:style-name="Table1.1">
          <table:table-cell table:style-name="Table1.A2" office:value-type="string">
            <text:p text:style-name="P12"><text:span text:style-name="T6">Non-Functional</text:span></text:p>
          </table:table-cell>
          <table:table-cell table:style-name="Table1.A2" office:value-type="string">
            <text:p text:style-name="P12"><text:span text:style-name="T8">Ensure that the web app responds within an acceptable amount of time; ensure redirection of http requests to https.</text:span></text:p>
          </table:table-cell>
          <table:covered-table-cell table:style-name="Table1.A2"/>
        </table:table-row>
        <table:table-row table:style-name="Table1.1">
          <table:table-cell table:style-name="Table1.A2" office:value-type="string">
            <text:p text:style-name="P12"><text:span text:style-name="T6">User Acceptance</text:span></text:p>
          </table:table-cell>
          <table:table-cell table:style-name="Table1.A2" office:value-type="string">
            <text:p text:style-name="P12"><text:span text:style-name="T8">Access the web interface of the server and perform manual validation of the APIs.</text:span></text:p>
          </table:table-cell>
          <table:table-cell table:style-name="Table1.A2" office:value-type="string">
            <text:p text:style-name="P12"><text:span text:style-name="T6">Manual Testing Team</text:span></text:p>
          </table:table-cell>
        </table:table-row>
      </table:table>
      <text:p text:style-name="P1"><text:bookmark-start text:name="Bookmark14 Copy 1"/><text:bookmark-start text:name="_Toc110737979 Copy 1"/><text:bookmark-start text:name="_Toc110739644 Copy 1"/><text:bookmark-start text:name="_Toc529075707 Copy 1"/><text:bookmark-start text:name="_Toc110738498 Copy 1"/><text:bookmark-start text:name="Bookmark11 Copy 1"/><text:bookmark-start text:name="_Toc110737976 Copy 1"/><text:bookmark-start text:name="_Toc110739641 Copy 1"/><text:bookmark-start text:name="_Toc529075709 Copy 1"/><text:bookmark-start text:name="_Toc110738500 Copy 1"/><text:bookmark-start text:name="Bookmark12 Copy 1"/><text:bookmark-start text:name="_Toc110737977 Copy 1"/><text:bookmark-start text:name="_Toc110739642 Copy 1"/><text:bookmark-start text:name="_Toc529075706 Copy 1"/><text:bookmark-start text:name="_Toc110738497 Copy 1"/><text:bookmark-start text:name="_Toc110739641"/><text:bookmark-start text:name="Bookmark14"/><text:bookmark-start text:name="_Toc529075709"/><text:bookmark-start text:name="_Toc110737979"/><text:bookmark-start text:name="_Toc110738500"/><text:bookmark-start text:name="_Toc110739644"/><text:bookmark-start text:name="Bookmark12"/><text:bookmark-start text:name="_Toc529075707"/><text:bookmark-start text:name="_Toc110737977"/><text:bookmark-start text:name="_Toc110738498"/><text:bookmark-start text:name="_Toc110739642"/><text:bookmark-start text:name="Bookmark11"/><text:bookmark-start text:name="_Toc529075706"/><text:bookmark-start text:name="_Toc110737976"/><text:bookmark-start text:name="_Toc110738497"/></text:p>
      <text:list text:continue-numbering="true" text:style-name="WWNum1">
        <text:list-item>
          <text:h text:style-name="P7" text:outline-level="1"><text:span text:style-name="T9">Test Case List</text:span><text:bookmark-start text:name="__RefHeading__886_211612782"/><text:bookmark-start text:name="__RefHeading__1091_211612782"/></text:h>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text:span text:style-name="T10">Test Name</text:span></text:p>
          </table:table-cell>
          <table:table-cell table:style-name="Table2.A1" office:value-type="string">
            <text:p text:style-name="P13"><text:span text:style-name="T10">Test Steps</text:span></text:p>
          </table:table-cell>
          <table:table-cell table:style-name="Table2.A1" office:value-type="string">
            <text:p text:style-name="P13"><text:span text:style-name="T10">Expected Output</text:span></text:p>
          </table:table-cell>
          <table:table-cell table:style-name="Table2.D1" office:value-type="string">
            <text:p text:style-name="P13"><text:span text:style-name="T10">Execution</text:span></text:p>
          </table:table-cell>
        </table:table-row>
        <table:table-row table:style-name="Table2.1">
          <table:table-cell table:style-name="Table2.A2" office:value-type="string">
            <text:p text:style-name="P14">Check Server Response</text:p>
          </table:table-cell>
          <table:table-cell table:style-name="Table2.A2" office:value-type="string">
            <text:p text:style-name="P14">Send GET request to server uri.</text:p>
          </table:table-cell>
          <table:table-cell table:style-name="Table2.A2" office:value-type="string">
            <text:p text:style-name="P14">Response code is 200 or OK and format application/json</text:p>
          </table:table-cell>
          <table:table-cell table:style-name="Table2.D2" office:value-type="string">
            <text:p text:style-name="P14">Automation</text:p>
          </table:table-cell>
        </table:table-row>
        <table:table-row table:style-name="Table2.1">
          <table:table-cell table:style-name="Table2.A2" office:value-type="string">
            <text:p text:style-name="P14">Check For Empty Response Content</text:p>
          </table:table-cell>
          <table:table-cell table:style-name="Table2.A2" office:value-type="string">
            <text:p text:style-name="P14">1. Delete all existing tasks.</text:p>
            <text:p text:style-name="P14">2. Send GET request to server uri.</text:p>
          </table:table-cell>
          <table:table-cell table:style-name="Table2.A2" office:value-type="string">
            <text:p text:style-name="P14">1. Response code is 200 or OK</text:p>
            <text:p text:style-name="P14">2. Server returns an empty list</text:p>
          </table:table-cell>
          <table:table-cell table:style-name="Table2.D2" office:value-type="string">
            <text:p text:style-name="P14"/>
          </table:table-cell>
        </table:table-row>
        <table:table-row table:style-name="Table2.1">
          <table:table-cell table:style-name="Table2.A2" office:value-type="string">
            <text:p text:style-name="P14">Create Task With Valid Data</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1">
          <table:table-cell table:style-name="Table2.A2" office:value-type="string">
            <text:p text:style-name="P14">Create Task with Invalid Data</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1">
          <table:table-cell table:style-name="Table2.A2" office:value-type="string">
            <text:p text:style-name="P14">Update Existing Task</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1">
          <table:table-cell table:style-name="Table2.A2" office:value-type="string">
            <text:p text:style-name="P14">Update Non-Existing <text:soft-page-break/>Task</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1">
          <table:table-cell table:style-name="Table2.A2" office:value-type="string">
            <text:p text:style-name="P14">Delete Existing Task</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1">
          <table:table-cell table:style-name="Table2.A2" office:value-type="string">
            <text:p text:style-name="P14">Delete Non-Existing Task</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1">
          <table:table-cell table:style-name="Table2.A2" office:value-type="string">
            <text:p text:style-name="P14">Check Response Time</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1">
          <table:table-cell table:style-name="Table2.A2" office:value-type="string">
            <text:p text:style-name="P14">Check Server Limit</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1">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
      <text:p text:style-name="P10"/>
      <text:p text:style-name="P10"/>
      <text:p text:style-name="P10"/>
      <text:list text:continue-numbering="true" text:style-name="WWNum1">
        <text:list-item>
          <text:h text:style-name="P7" text:outline-level="1"><text:span text:style-name="T2">Execution Strategy</text:span><text:bookmark-start text:name="__RefHeading__892_211612782"/><text:bookmark-start text:name="Bookmark15"/></text:h>
          <text:list>
            <text:list-item>
              <text:h text:style-name="P8" text:outline-level="2"><text:span text:style-name="T3"><text:s text:c="2"/>Entry Criteria</text:span><text:bookmark-start text:name="Bookmark16"/><text:bookmark-start text:name="__RefHeading__894_211612782"/></text:h>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span text:style-name="T11">Entry Criteria</text:span></text:p>
          </table:table-cell>
          <table:table-cell table:style-name="Table3.A1" office:value-type="string">
            <text:p text:style-name="P15"><text:span text:style-name="T12">Test Team</text:span></text:p>
          </table:table-cell>
          <table:table-cell table:style-name="Table3.A1" office:value-type="string">
            <text:p text:style-name="P15"><text:span text:style-name="T12">Notes</text:span></text:p>
          </table:table-cell>
        </table:table-row>
        <table:table-row table:style-name="Table3.2">
          <table:table-cell table:style-name="Table3.A2" office:value-type="string">
            <text:p text:style-name="P16"><text:span text:style-name="T4">Test environment(s) is available </text:span></text:p>
          </table:table-cell>
          <table:table-cell table:style-name="Table3.A2" office:value-type="string">
            <text:p text:style-name="P17"><text:span text:style-name="T3"><text:s text:c="3"/></text:span></text:p>
          </table:table-cell>
          <table:table-cell table:style-name="Table3.C2" office:value-type="string">
            <text:p text:style-name="P17"/>
          </table:table-cell>
        </table:table-row>
        <table:table-row table:style-name="Table3.2">
          <table:table-cell table:style-name="Table3.A2" office:value-type="string">
            <text:p text:style-name="P16"><text:span text:style-name="T4">Test data is available</text:span></text:p>
          </table:table-cell>
          <table:table-cell table:style-name="Table3.A2" office:value-type="string">
            <text:p text:style-name="P17"/>
          </table:table-cell>
          <table:table-cell table:style-name="Table3.C3" office:value-type="string">
            <text:p text:style-name="P17"/>
          </table:table-cell>
        </table:table-row>
        <table:table-row table:style-name="Table3.2">
          <table:table-cell table:style-name="Table3.A2" office:value-type="string">
            <text:p text:style-name="P16"><text:span text:style-name="T4">Code has been merged successfully</text:span></text:p>
          </table:table-cell>
          <table:table-cell table:style-name="Table3.A2" office:value-type="string">
            <text:p text:style-name="P17"/>
          </table:table-cell>
          <table:table-cell table:style-name="Table3.C4" office:value-type="string">
            <text:p text:style-name="P17"/>
          </table:table-cell>
        </table:table-row>
        <table:table-row table:style-name="Table3.2">
          <table:table-cell table:style-name="Table3.A2" office:value-type="string">
            <text:p text:style-name="P16"><text:span text:style-name="T4">Development has completed unit testing</text:span></text:p>
          </table:table-cell>
          <table:table-cell table:style-name="Table3.A2" office:value-type="string">
            <text:p text:style-name="P17"/>
          </table:table-cell>
          <table:table-cell table:style-name="Table3.C5" office:value-type="string">
            <text:p text:style-name="P17"/>
          </table:table-cell>
        </table:table-row>
        <table:table-row table:style-name="Table3.2">
          <table:table-cell table:style-name="Table3.A2" office:value-type="string">
            <text:p text:style-name="P16"><text:span text:style-name="T4">Test scripts are completed, reviewed and approved by the Test Manager and Customer</text:span></text:p>
          </table:table-cell>
          <table:table-cell table:style-name="Table3.A2" office:value-type="string">
            <text:p text:style-name="P17"/>
          </table:table-cell>
          <table:table-cell table:style-name="Table3.C6" office:value-type="string">
            <text:p text:style-name="P17"/>
          </table:table-cell>
        </table:table-row>
      </table:table>
      <text:p text:style-name="P1"/>
      <text:p text:style-name="P1"/>
      <text:list text:continue-numbering="true" text:style-name="WWNum1">
        <text:list-item>
          <text:list>
            <text:list-item>
              <text:h text:style-name="P8" text:outline-level="2"><text:span text:style-name="T3"><text:s text:c="2"/>Exit criteria</text:span><text:bookmark-start text:name="Bookmark17"/><text:bookmark-start text:name="__RefHeading__896_211612782"/></text:h>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text:span text:style-name="T11">Exit Criteria</text:span></text:p>
          </table:table-cell>
          <table:table-cell table:style-name="Table4.A1" office:value-type="string">
            <text:p text:style-name="P15"><text:span text:style-name="T12">Test Team</text:span></text:p>
          </table:table-cell>
          <table:table-cell table:style-name="Table4.A1" office:value-type="string">
            <text:p text:style-name="P15"><text:span text:style-name="T12">Notes</text:span></text:p>
          </table:table-cell>
        </table:table-row>
        <table:table-row table:style-name="Table4.2">
          <table:table-cell table:style-name="Table4.A2" office:value-type="string">
            <text:p text:style-name="P16"><text:span text:style-name="T4">100% Test Scripts executed</text:span></text:p>
          </table:table-cell>
          <table:table-cell table:style-name="Table4.A2" office:value-type="string">
            <text:p text:style-name="P17"><text:span text:style-name="T3"><text:s text:c="3"/></text:span></text:p>
          </table:table-cell>
          <table:table-cell table:style-name="Table4.C2" office:value-type="string">
            <text:p text:style-name="P17"/>
          </table:table-cell>
        </table:table-row>
        <table:table-row table:style-name="Table4.2">
          <table:table-cell table:style-name="Table4.A2" office:value-type="string">
            <text:p text:style-name="P16"><text:span text:style-name="T4">90% pass rate of Test Scripts</text:span></text:p>
          </table:table-cell>
          <table:table-cell table:style-name="Table4.A2" office:value-type="string">
            <text:p text:style-name="P17"/>
          </table:table-cell>
          <table:table-cell table:style-name="Table4.C3" office:value-type="string">
            <text:p text:style-name="P17"/>
          </table:table-cell>
        </table:table-row>
        <table:table-row table:style-name="Table4.2">
          <table:table-cell table:style-name="Table4.A2" office:value-type="string">
            <text:p text:style-name="P16"><text:span text:style-name="T4">No open Critical and High severity defects</text:span></text:p>
          </table:table-cell>
          <table:table-cell table:style-name="Table4.A2" office:value-type="string">
            <text:p text:style-name="P17"/>
          </table:table-cell>
          <table:table-cell table:style-name="Table4.C4" office:value-type="string">
            <text:p text:style-name="P17"/>
          </table:table-cell>
        </table:table-row>
        <table:table-row table:style-name="Table4.2">
          <table:table-cell table:style-name="Table4.A2" office:value-type="string">
            <text:p text:style-name="P16"><text:span text:style-name="T4">All remaining defects are either cancelled or documented as Change Requests for a future release</text:span></text:p>
          </table:table-cell>
          <table:table-cell table:style-name="Table4.A2" office:value-type="string">
            <text:p text:style-name="P17"/>
          </table:table-cell>
          <table:table-cell table:style-name="Table4.C5" office:value-type="string">
            <text:p text:style-name="P17"/>
          </table:table-cell>
        </table:table-row>
        <table:table-row table:style-name="Table4.2">
          <table:table-cell table:style-name="Table4.A2" office:value-type="string">
            <text:p text:style-name="P16"><text:span text:style-name="T4">All expected and actual results are captured and documented with the test script</text:span></text:p>
          </table:table-cell>
          <table:table-cell table:style-name="Table4.A2" office:value-type="string">
            <text:p text:style-name="P17"/>
          </table:table-cell>
          <table:table-cell table:style-name="Table4.C6" office:value-type="string">
            <text:p text:style-name="P17"/>
          </table:table-cell>
        </table:table-row>
        <text:soft-page-break/>
        <table:table-row table:style-name="Table4.2">
          <table:table-cell table:style-name="Table4.A2" office:value-type="string">
            <text:p text:style-name="P16"><text:span text:style-name="T4">All defects logged in </text:span><text:span text:style-name="T13"><text:s/></text:span><text:span text:style-name="T4">Defect Tracker/Spreadsheet</text:span></text:p>
          </table:table-cell>
          <table:table-cell table:style-name="Table4.A2" office:value-type="string">
            <text:p text:style-name="P17"/>
          </table:table-cell>
          <table:table-cell table:style-name="Table4.C7" office:value-type="string">
            <text:p text:style-name="P17"/>
          </table:table-cell>
        </table:table-row>
        <table:table-row table:style-name="Table4.2">
          <table:table-cell table:style-name="Table4.A2" office:value-type="string">
            <text:p text:style-name="P16"><text:span text:style-name="T4">Test environment cleanup completed </text:span></text:p>
          </table:table-cell>
          <table:table-cell table:style-name="Table4.A2" office:value-type="string">
            <text:p text:style-name="P17"/>
          </table:table-cell>
          <table:table-cell table:style-name="Table4.C8" office:value-type="string">
            <text:p text:style-name="P17"/>
          </table:table-cell>
        </table:table-row>
      </table:table>
      <text:p text:style-name="P1"/>
      <text:p text:style-name="P1"/>
      <text:list xml:id="list3440936318312" text:continue-numbering="true" text:style-name="WWNum1">
        <text:list-item>
          <text:list>
            <text:list-item>
              <text:h text:style-name="P8" text:outline-level="2"><text:span text:style-name="T3"><text:s text:c="2"/>Validation and Defect Management</text:span><text:bookmark-start text:name="Bookmark18"/><text:bookmark-start text:name="__RefHeading__898_211612782"/></text:h>
            </text:list-item>
          </text:list>
        </text:list-item>
      </text:list>
      <text:p text:style-name="P18"><text:span text:style-name="T14">Validation of test output should be done against the requirements, by analyzing the test output and the execution logs.</text:span></text:p>
      <text:p text:style-name="P19"><text:span text:style-name="T3">Defects found during the Testing should be categorized as below:<text:tab/></text:span></text:p>
      <text:p text:style-name="P20"/>
      <table:table table:name="Table5" table:style-name="Table5">
        <table:table-column table:style-name="Table5.A"/>
        <table:table-column table:style-name="Table5.B"/>
        <table:table-row table:style-name="Table5.1">
          <table:table-cell table:style-name="Table5.A1" office:value-type="string">
            <text:p text:style-name="P21"><text:span text:style-name="T12">Severity</text:span></text:p>
          </table:table-cell>
          <table:table-cell table:style-name="Table5.A1" office:value-type="string">
            <text:p text:style-name="P21"><text:span text:style-name="T12">Impact</text:span></text:p>
          </table:table-cell>
        </table:table-row>
        <table:table-row table:style-name="Table5.1">
          <table:table-cell table:style-name="Table5.A2" office:value-type="string">
            <text:p text:style-name="P17"><text:span text:style-name="T4">1 (Critical)</text:span></text:p>
          </table:table-cell>
          <table:table-cell table:style-name="Table5.A2" office:value-type="string">
            <text:list text:style-name="WWNum4">
              <text:list-item>
                <text:h text:style-name="P22" text:outline-level="1"><text:span text:style-name="T15">Functionality is blocked and no testing can proceed</text:span><text:bookmark text:name="__RefHeading__900_211612782"/></text:h>
              </text:list-item>
              <text:list-item>
                <text:p text:style-name="P23"><text:span text:style-name="T4">Application/program/feature is unusable in the current state</text:span></text:p>
              </text:list-item>
            </text:list>
          </table:table-cell>
        </table:table-row>
        <table:table-row table:style-name="Table5.1">
          <table:table-cell table:style-name="Table5.A2" office:value-type="string">
            <text:p text:style-name="P24"><text:span text:style-name="T4">2 (High)</text:span></text:p>
          </table:table-cell>
          <table:table-cell table:style-name="Table5.A2" office:value-type="string">
            <text:list text:style-name="WWNum3">
              <text:list-item>
                <text:h text:style-name="P25" text:outline-level="1"><text:span text:style-name="T15">Functionality is not usable and there is no workaround but testing can proceed</text:span><text:bookmark text:name="__RefHeading__902_211612782"/></text:h>
              </text:list-item>
            </text:list>
          </table:table-cell>
        </table:table-row>
        <table:table-row table:style-name="Table5.1">
          <table:table-cell table:style-name="Table5.A2" office:value-type="string">
            <text:p text:style-name="P24"><text:span text:style-name="T4">3 (Medium)</text:span></text:p>
          </table:table-cell>
          <table:table-cell table:style-name="Table5.A2" office:value-type="string">
            <text:list text:continue-numbering="true" text:style-name="WWNum3">
              <text:list-item>
                <text:p text:style-name="P26"><text:span text:style-name="T4">Functionality issues but there is workaround for achieving the desired functionality</text:span></text:p>
              </text:list-item>
            </text:list>
          </table:table-cell>
        </table:table-row>
        <table:table-row table:style-name="Table5.1">
          <table:table-cell table:style-name="Table5.A2" office:value-type="string">
            <text:h text:style-name="P27" text:outline-level="1"><text:span text:style-name="T15">4 (Low)</text:span><text:bookmark text:name="__RefHeading__904_211612782"/></text:h>
          </table:table-cell>
          <table:table-cell table:style-name="Table5.A2" office:value-type="string">
            <text:list text:continue-numbering="true" text:style-name="WWNum3">
              <text:list-item>
                <text:p text:style-name="P26"><text:span text:style-name="T4">Unclear error message or cosmetic error which has minimum impact on product use.</text:span></text:p>
              </text:list-item>
            </text:list>
          </table:table-cell>
        </table:table-row>
      </table:table>
      <text:p text:style-name="P1"/>
      <text:list xml:id="list3441046753105" text:continue-list="list3440936318312" text:style-name="WWNum1">
        <text:list-item>
          <text:h text:style-name="P7" text:outline-level="1"><text:span text:style-name="T2">Environment Requirements</text:span><text:bookmark-start text:name="__RefHeading__906_211612782"/><text:bookmark-start text:name="Bookmark19"/></text:h>
          <text:list>
            <text:list-item>
              <text:h text:style-name="P8" text:outline-level="2"><text:span text:style-name="T3"><text:s text:c="2"/>Test Environments</text:span><text:bookmark-start text:name="Bookmark20"/><text:bookmark-start text:name="__RefHeading__908_211612782"/></text:h>
            </text:list-item>
          </text:list>
        </text:list-item>
      </text:list>
      <text:list text:style-name="WWNum5">
        <text:list-item>
          <text:p text:style-name="P28"><text:span text:style-name="T16">Specify the test environment(s) requirements</text:span></text:p>
        </text:list-item>
        <text:list-item>
          <text:p text:style-name="P28"><text:span text:style-name="T16">Specify the security requirements.</text:span></text:p>
        </text:list-item>
      </text:list>
      <text:list text:continue-list="list3441046753105" text:style-name="WWNum1">
        <text:list-item>
          <text:h text:style-name="P7" text:outline-level="1"><text:span text:style-name="T2">Dependencies</text:span><text:bookmark-start text:name="__RefHeading__912_211612782"/><text:bookmark-start text:name="Bookmark22"/></text:h>
        </text:list-item>
      </text:list>
      <text:p text:style-name="P29"><text:span text:style-name="T17">Identify any dependencies on testing, such as test-item availability, testing-resource availability, and deadlines.</text:span></text:p>
      <text:p text:style-name="P1"/>
      <text:p text:style-name="P1"/>
      <text:p text:style-name="Standard"><text:bookmark-end text:name="Bookmark22"/><text:bookmark-end text:name="__RefHeading__912_211612782"/><text:bookmark-end text:name="__RefHeading__908_211612782"/><text:bookmark-end text:name="Bookmark20"/><text:bookmark-end text:name="Bookmark19"/><text:bookmark-end text:name="__RefHeading__906_211612782"/><text:bookmark-end text:name="__RefHeading__898_211612782"/><text:bookmark-end text:name="Bookmark18"/><text:bookmark-end text:name="__RefHeading__896_211612782"/><text:bookmark-end text:name="Bookmark17"/><text:bookmark-end text:name="__RefHeading__894_211612782"/><text:bookmark-end text:name="Bookmark16"/><text:bookmark-end text:name="Bookmark15"/><text:bookmark-end text:name="__RefHeading__892_211612782"/><text:bookmark-end text:name="__RefHeading__1091_211612782"/><text:bookmark-end text:name="__RefHeading__886_211612782"/><text:bookmark-end text:name="_Toc110738497"/><text:bookmark-end text:name="_Toc110737976"/><text:bookmark-end text:name="_Toc529075706"/><text:bookmark-end text:name="Bookmark11"/><text:bookmark-end text:name="_Toc110739642"/><text:bookmark-end text:name="_Toc110738498"/><text:bookmark-end text:name="_Toc110737977"/><text:bookmark-end text:name="_Toc529075707"/><text:bookmark-end text:name="Bookmark12"/><text:bookmark-end text:name="_Toc110739644"/><text:bookmark-end text:name="_Toc110738500"/><text:bookmark-end text:name="_Toc110737979"/><text:bookmark-end text:name="_Toc529075709"/><text:bookmark-end text:name="Bookmark14"/><text:bookmark-end text:name="_Toc110739641"/><text:bookmark-end text:name="_Toc110738497 Copy 1"/><text:bookmark-end text:name="_Toc529075706 Copy 1"/><text:bookmark-end text:name="_Toc110739642 Copy 1"/><text:bookmark-end text:name="_Toc110737977 Copy 1"/><text:bookmark-end text:name="Bookmark12 Copy 1"/><text:bookmark-end text:name="_Toc110738500 Copy 1"/><text:bookmark-end text:name="_Toc529075709 Copy 1"/><text:bookmark-end text:name="_Toc110739641 Copy 1"/><text:bookmark-end text:name="_Toc110737976 Copy 1"/><text:bookmark-end text:name="Bookmark11 Copy 1"/><text:bookmark-end text:name="_Toc110738498 Copy 1"/><text:bookmark-end text:name="_Toc529075707 Copy 1"/><text:bookmark-end text:name="_Toc110739644 Copy 1"/><text:bookmark-end text:name="_Toc110737979 Copy 1"/><text:bookmark-end text:name="Bookmark14 Copy 1"/><text:bookmark-end text:name="__RefHeading__882_211612782"/><text:bookmark-end text:name="Bookmark10"/><text:bookmark-end text:name="__RefHeading__880_211612782"/><text:bookmark-end text:name="Bookmark9"/><text:bookmark-end text:name="__UnoMark__947_211612782"/><text:bookmark-end text:name="__UnoMark__947_211612782 Copy 1"/><text:bookmark-end text:name="__RefHeading__878_211612782"/><text:bookmark-end text:name="Bookmark8"/><text:bookmark-end text:name="__RefHeading__876_211612782"/><text:bookmark-end text:name="Bookmark7"/><text:bookmark-end text:name="_Toc110739632"/><text:bookmark-end text:name="_Toc110739632 Copy 1"/><text:bookmark-end text:name="_Toc110738488"/><text:bookmark-end text:name="_Toc110737967"/><text:bookmark-end text:name="_Toc529075697"/><text:bookmark-end text:name="Bookmark6"/><text:bookmark-end text:name="__RefHeading__874_211612782"/><text:bookmark-end text:name="__RefHeading__872_211612782"/><text:bookmark-end text:name="Bookmark5"/><text:bookmark-end text:name="__RefHeading__870_211612782"/><text:bookmark-end text:name="Bookmark4"/><text:bookmark-end text:name="_Toc110739628"/><text:bookmark-end text:name="_Toc110739628 Copy 1"/><text:bookmark-end text:name="_Toc110738484"/><text:bookmark-end text:name="_Toc110737963"/><text:bookmark-end text:name="_Toc529075693"/><text:bookmark-end text:name="Bookmark3"/><text:bookmark-end text:name="__RefHeading__868_211612782"/><text:bookmark-end text:name="__RefHeading__866_211612782"/><text:bookmark-end text:name="Bookmark2"/><text:bookmark-end text:name="_Toc110739625"/><text:bookmark-end text:name="_Toc110743155"/><text:bookmark-end text:name="_Toc110739625 Copy 1"/><text:bookmark-end text:name="_Toc110738481"/><text:bookmark-end text:name="_Toc110737960"/><text:bookmark-end text:name="_Toc529075691"/><text:bookmark-end text:name="Bookmark1"/><text:bookmark-end text:name="__RefHeading__864_211612782"/><text:bookmark-end text:name="Bookmark Copy 1"/><text:bookmark-end text:name="__RefHeading__862_21161278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ce style:name="01" svg:font-family="0" style:font-family-generic="system" style:font-pitch="variable"/>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Calibri Light" svg:font-family="'Calibri Light'"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paragraph-properties fo:margin-top="0in" fo:margin-bottom="0in" style:contextual-spacing="false" style:line-height-at-least="0.0693in" fo:text-align="start" style:justify-single-word="false" fo:orphans="2" fo:widows="2" style:writing-mode="lr-tb"/>
      <style:text-properties style:use-window-font-color="true" loext:opacity="0%" style:font-name="Times New Roman" fo:font-family="'Times New Roman'" style:font-pitch="variable" fo:font-size="12pt" fo:language="en" fo:country="US" style:font-name-asian="Times New Roman1" style:font-family-asian="'Times New Roman'" style:font-family-generic-asian="system" style:font-pitch-asian="variable" style:font-size-asian="12pt" style:language-asian="ar" style:country-asian="SA" style:font-name-complex="Calibri1" style:font-family-complex="Calibri" style:font-family-generic-complex="system" style:font-pitch-complex="variable" style:font-size-complex="12pt"/>
    </style:style>
    <style:style style:name="Text_20_body_20__28_WW_29_" style:display-name="Text body (WW)" style:family="paragraph" style:parent-style-name="Default">
      <style:paragraph-properties fo:margin-top="0in" fo:margin-bottom="0.0835in" style:contextual-spacing="false" style:line-height-at-least="0.0693in" fo:text-align="start" style:justify-single-word="false" fo:orphans="2" fo:widows="2" style:writing-mode="lr-tb"/>
      <style:text-properties style:use-window-font-color="true" loext:opacity="0%" style:font-name="Times New Roman" fo:font-family="'Times New Roman'" style:font-pitch="variable" fo:font-size="12pt" style:font-name-asian="Times New Roman1" style:font-family-asian="'Times New Roman'" style:font-family-generic-asian="system" style:font-pitch-asian="variable" style:font-size-asian="12pt"/>
    </style:style>
    <style:style style:name="Contents_20_Heading_20__28_WW_29_" style:display-name="Contents Heading (WW)" style:family="paragraph" style:parent-style-name="Heading_20_1">
      <style:paragraph-properties fo:margin-top="0.1665in" fo:margin-bottom="0in" style:contextual-spacing="false" fo:line-height="107%" fo:text-align="start" style:justify-single-word="false" fo:keep-together="always" fo:orphans="2" fo:widows="2" fo:keep-with-next="always" style:writing-mode="lr-tb"/>
      <style:text-properties fo:font-variant="normal" fo:text-transform="none" fo:color="#2e74b5" loext:opacity="100%" style:font-name="Calibri Light" fo:font-family="'Calibri Light'" style:font-pitch="variable" fo:font-size="16pt" fo:font-weight="bold" style:font-name-asian="01" style:font-family-asian="0" style:font-family-generic-asian="system" style:font-pitch-asian="variable" style:font-size-asian="16pt" style:font-weight-asian="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_20__28_WW_29_" style:display-name="Contents 1 (WW)" style:family="paragraph" style:parent-style-name="Default">
      <style:paragraph-properties fo:margin-top="0in" fo:margin-bottom="0.0693in" style:contextual-spacing="false" style:line-height-at-least="0.0693in" fo:text-align="start" style:justify-single-word="false" fo:orphans="2" fo:widows="2" style:writing-mode="lr-tb">
        <style:tab-stops>
          <style:tab-stop style:position="6.9252in" style:type="right" style:leader-style="dotted" style:leader-text="."/>
        </style:tab-stops>
      </style:paragraph-properties>
      <style:text-properties style:use-window-font-color="true" loext:opacity="0%" style:font-name="Times New Roman" fo:font-family="'Times New Roman'" style:font-pitch="variable" fo:font-size="12pt" style:font-name-asian="Times New Roman1" style:font-family-asian="'Times New Roman'" style:font-family-generic-asian="system" style:font-pitch-asian="variable" style:font-size-asian="12pt"/>
    </style:style>
    <style:style style:name="Contents_20_2_20__28_WW_29_" style:display-name="Contents 2 (WW)" style:family="paragraph" style:parent-style-name="Default">
      <style:paragraph-properties fo:margin-left="0.1665in" fo:margin-top="0in" fo:margin-bottom="0.0693in" style:contextual-spacing="false" style:line-height-at-least="0.0693in" fo:text-align="start" style:justify-single-word="false" fo:orphans="2" fo:widows="2" style:writing-mode="lr-tb">
        <style:tab-stops>
          <style:tab-stop style:position="6.8953in" style:type="right" style:leader-style="dotted" style:leader-text="."/>
        </style:tab-stops>
      </style:paragraph-properties>
      <style:text-properties style:use-window-font-color="true" loext:opacity="0%" style:font-name="Times New Roman" fo:font-family="'Times New Roman'" style:font-pitch="variable" fo:font-size="12pt" style:font-name-asian="Times New Roman1" style:font-family-asian="'Times New Roman'" style:font-family-generic-asian="system" style:font-pitch-asian="variable" style:font-size-asian="12pt"/>
    </style:style>
    <style:style style:name="Body" style:family="paragraph">
      <style:paragraph-properties fo:margin-left="1in" fo:margin-top="0.0417in" fo:margin-bottom="0.0835in" style:contextual-spacing="false" style:line-height-at-least="0.1807in" fo:text-align="start" style:justify-single-word="false" fo:orphans="2" fo:widows="2" style:writing-mode="lr-tb"/>
      <style:text-properties style:use-window-font-color="true" loext:opacity="0%" style:font-name="Arial" fo:font-family="Arial" style:font-pitch="variable" fo:font-size="11pt" fo:language="en" fo:country="US" style:letter-kerning="true" style:font-name-asian="Times New Roman1" style:font-family-asian="'Times New Roman'" style:font-family-generic-asian="system" style:font-pitch-asian="variable" style:font-size-asian="11pt" style:language-asian="ar" style:country-asian="SA" style:font-name-complex="Calibri1" style:font-family-complex="Calibri" style:font-family-generic-complex="system" style:font-pitch-complex="variable" style:font-size-complex="12pt"/>
    </style:style>
    <style:style style:name="List_20_Paragraph" style:display-name="List Paragraph" style:family="paragraph" style:parent-style-name="Default">
      <style:paragraph-properties fo:margin-left="0.5in" fo:margin-top="0in" fo:margin-bottom="0.139in" style:contextual-spacing="false" fo:line-height="115%" fo:text-align="start" style:justify-single-word="false" fo:orphans="2" fo:widows="2" style:writing-mode="lr-tb"/>
      <style:text-properties style:use-window-font-color="true" loext:opacity="0%" style:font-name="Calibri" fo:font-family="Calibri" style:font-pitch="variable" fo:font-size="11pt" style:font-name-asian="Calibri1" style:font-family-asian="Calibri" style:font-family-generic-asian="system" style:font-pitch-asian="variable" style:font-size-asian="11pt"/>
    </style:style>
    <style:style style:name="steps" style:family="paragraph" style:default-outline-level="1" style:list-style-name="">
      <style:paragraph-properties fo:margin-top="0in" fo:margin-bottom="0.0417in" style:contextual-spacing="false" style:line-height-at-least="0.0693in" fo:text-align="start" style:justify-single-word="false" fo:orphans="2" fo:widows="2" style:writing-mode="lr-tb"/>
      <style:text-properties style:use-window-font-color="true" loext:opacity="0%" style:font-name="Times New Roman" fo:font-family="'Times New Roman'" style:font-pitch="variable" fo:font-size="11pt" fo:language="en" fo:country="GB" style:font-name-asian="Times New Roman1" style:font-family-asian="'Times New Roman'" style:font-family-generic-asian="system" style:font-pitch-asian="variable" style:font-size-asian="11pt" style:language-asian="ar" style:country-asian="SA" style:font-name-complex="Calibri1" style:font-family-complex="Calibri" style:font-family-generic-complex="system" style:font-pitch-complex="variable" style:font-size-complex="12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color="#000000" loext:opacity="100%" style:font-name="Times New Roman" fo:font-family="'Times New 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fo:color="#000000" loext:opacity="100%" style:font-name="Times New Roman" fo:font-family="'Times New Roman'" style:font-pitch="variable" fo:font-size="12pt" style:font-name-asian="Times New Roman1" style:font-family-asian="'Times New Roman'" style:font-family-generic-asian="system" style:font-pitch-asian="variable" style:font-size-asian="12pt"/>
    </style:style>
    <style:style style:name="Heading_20_1_20_Char" style:display-name="Heading 1 Char" style:family="text" style:parent-style-name="Default_20_Paragraph_20_Font">
      <style:text-properties fo:font-variant="small-caps" fo:color="#000000" loext:opacity="100%" fo:font-size="14pt" fo:font-weight="bold" style:font-size-asian="14pt" style:font-weight-asian="bold"/>
    </style:style>
    <style:style style:name="Heading_20_2_20_Char" style:display-name="Heading 2 Char" style:family="text" style:parent-style-name="Default_20_Paragraph_20_Font">
      <style:text-properties fo:font-variant="small-caps" fo:color="#000000" loext:opacity="100%" fo:font-size="14pt" fo:font-weight="bold" style:font-size-asian="14pt" style:font-weight-asian="bold"/>
    </style:style>
    <style:style style:name="Heading_20_3_20_Char" style:display-name="Heading 3 Char" style:family="text" style:parent-style-name="Default_20_Paragraph_20_Font">
      <style:text-properties fo:font-variant="small-caps" fo:color="#000000" loext:opacity="100%" fo:font-weight="bold" style:font-weight-asian="bold"/>
    </style:style>
    <style:style style:name="Heading_20_4_20_Char" style:display-name="Heading 4 Char" style:family="text" style:parent-style-name="Default_20_Paragraph_20_Font">
      <style:text-properties fo:color="#000000" loext:opacity="100%"/>
    </style:style>
    <style:style style:name="Body_20_Char1" style:display-name="Body Char1" style:family="text">
      <style:text-properties style:font-name="Arial" fo:font-family="Arial" style:font-pitch="variable" style:letter-kerning="true" style:font-name-asian="Times New Roman1" style:font-family-asian="'Times New Roman'" style:font-family-generic-asian="system" style:font-pitch-asian="variable"/>
    </style:style>
    <style:style style:name="List_20_Paragraph_20_Char" style:display-name="List Paragraph Char" style:family="text">
      <style:text-properties style:font-name="Calibri" fo:font-family="Calibri" style:font-pitch="variable" style:font-name-asian="Calibri1" style:font-family-asian="Calibri" style:font-family-generic-asian="system" style:font-pitch-asian="variable"/>
    </style:style>
    <style:style style:name="Body_20_Text_20_Indent_20_2_20_Char" style:display-name="Body Text Indent 2 Char" style:family="text" style:parent-style-name="Default_20_Paragraph_20_Font">
      <style:text-properties fo:color="#000000" loext:opacity="100%"/>
    </style:style>
    <style:style style:name="Default_20_text_20_Char" style:display-name="Default text Char" style:family="text">
      <style:text-properties style:font-name="Arial" fo:font-family="Arial" style:font-pitch="variable" fo:language="en" fo:country="US" style:font-name-asian="Times New Roman1" style:font-family-asian="'Times New Roman'" style:font-family-generic-asian="system" style:font-pitch-asian="variable" style:language-asian="en" style:country-asian="US"/>
    </style:style>
    <style:style style:name="ListLabel_20_1" style:display-name="ListLabel 1" style:family="text">
      <style:text-properties fo:font-size="14pt" fo:font-style="normal" fo:font-weight="bold" style:font-size-asian="14pt" style:font-style-asian="normal" style:font-weight-asian="bold"/>
    </style:style>
    <style:style style:name="ListLabel_20_2" style:display-name="ListLabel 2" style:family="text">
      <style:text-properties style:font-name-asian="Courier New" style:font-family-asian="'Courier New'" style:font-family-generic-asian="system" style:font-pitch-asian="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text-properties style:font-name="Liberation Serif" fo:font-family="'Liberation Serif'" style:font-pitch="variable"/>
    </style:style>
    <style:style style:name="ListLabel_20_13" style:display-name="ListLabel 13" style:family="text">
      <style:text-properties style:font-name="Liberation Serif" fo:font-family="'Liberation Serif'" style:font-pitch="variable" style:font-name-asian="Courier New" style:font-family-asian="'Courier New'" style:font-family-generic-asian="system" style:font-pitch-asian="variable"/>
    </style:style>
    <style:style style:name="ListLabel_20_14" style:display-name="ListLabel 14" style:family="text">
      <style:text-properties style:font-name="Liberation Serif" fo:font-family="'Liberation Serif'" style:font-pitch="variable"/>
    </style:style>
    <style:style style:name="ListLabel_20_15" style:display-name="ListLabel 15" style:family="text">
      <style:text-properties style:font-name="Liberation Serif" fo:font-family="'Liberation Serif'" style:font-pitch="variable"/>
    </style:style>
    <style:style style:name="ListLabel_20_16" style:display-name="ListLabel 16" style:family="text">
      <style:text-properties style:font-name="Liberation Serif" fo:font-family="'Liberation Serif'" style:font-pitch="variable" style:font-name-asian="Courier New" style:font-family-asian="'Courier New'" style:font-family-generic-asian="system" style:font-pitch-asian="variable"/>
    </style:style>
    <style:style style:name="ListLabel_20_17" style:display-name="ListLabel 17" style:family="text">
      <style:text-properties style:font-name="Liberation Serif" fo:font-family="'Liberation Serif'" style:font-pitch="variable"/>
    </style:style>
    <style:style style:name="ListLabel_20_18" style:display-name="ListLabel 18" style:family="text">
      <style:text-properties style:font-name="Liberation Serif" fo:font-family="'Liberation Serif'" style:font-pitch="variable"/>
    </style:style>
    <style:style style:name="ListLabel_20_19" style:display-name="ListLabel 19" style:family="text">
      <style:text-properties style:font-name="Liberation Serif" fo:font-family="'Liberation Serif'" style:font-pitch="variable" style:font-name-asian="Courier New" style:font-family-asian="'Courier New'" style:font-family-generic-asian="system" style:font-pitch-asian="variable"/>
    </style:style>
    <style:style style:name="ListLabel_20_20" style:display-name="ListLabel 20" style:family="text">
      <style:text-properties style:font-name="Liberation Serif" fo:font-family="'Liberation Serif'" style:font-pitch="variable"/>
    </style:style>
    <style:style style:name="ListLabel_20_21" style:display-name="ListLabel 21" style:family="text">
      <style:text-properties style:font-name="Liberation Serif" fo:font-family="'Liberation Serif'" style:font-pitch="variable"/>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Liberation Serif" fo:font-family="'Liberation Serif'" style:font-pitch="variable"/>
    </style:style>
    <style:style style:name="ListLabel_20_31" style:display-name="ListLabel 31" style:family="text">
      <style:text-properties style:font-name="Liberation Serif" fo:font-family="'Liberation Serif'" style:font-pitch="variable"/>
    </style:style>
    <style:style style:name="ListLabel_20_32" style:display-name="ListLabel 32" style:family="text">
      <style:text-properties style:font-name="Liberation Serif" fo:font-family="'Liberation Serif'" style:font-pitch="variable"/>
    </style:style>
    <style:style style:name="ListLabel_20_33" style:display-name="ListLabel 33" style:family="text">
      <style:text-properties style:font-name="Liberation Serif" fo:font-family="'Liberation Serif'" style:font-pitch="variable"/>
    </style:style>
    <style:style style:name="ListLabel_20_34" style:display-name="ListLabel 34" style:family="text">
      <style:text-properties style:font-name="Liberation Serif" fo:font-family="'Liberation Serif'" style:font-pitch="variable"/>
    </style:style>
    <style:style style:name="ListLabel_20_35" style:display-name="ListLabel 35" style:family="text">
      <style:text-properties style:font-name="Liberation Serif" fo:font-family="'Liberation Serif'" style:font-pitch="variable"/>
    </style:style>
    <style:style style:name="ListLabel_20_36" style:display-name="ListLabel 36" style:family="text">
      <style:text-properties style:font-name="Liberation Serif" fo:font-family="'Liberation Serif'" style:font-pitch="variable"/>
    </style:style>
    <style:style style:name="ListLabel_20_37" style:display-name="ListLabel 37" style:family="text">
      <style:text-properties style:font-name="Liberation Serif" fo:font-family="'Liberation Serif'" style:font-pitch="variable"/>
    </style:style>
    <style:style style:name="ListLabel_20_38" style:display-name="ListLabel 38" style:family="text">
      <style:text-properties style:font-name="Liberation Serif" fo:font-family="'Liberation Serif'" style:font-pitch="variable"/>
    </style:style>
    <style:style style:name="ListLabel_20_39" style:display-name="ListLabel 39" style:family="text">
      <style:text-properties style:font-name="Liberation Serif" fo:font-family="'Liberation Serif'" style:font-pitch="variable"/>
    </style:style>
    <style:style style:name="ListLabel_20_40" style:display-name="ListLabel 40" style:family="text">
      <style:text-properties style:font-name="Liberation Serif" fo:font-family="'Liberation Serif'" style:font-pitch="variable" style:font-name-asian="Courier New" style:font-family-asian="'Courier New'" style:font-family-generic-asian="system" style:font-pitch-asian="variable"/>
    </style:style>
    <style:style style:name="ListLabel_20_41" style:display-name="ListLabel 41" style:family="text">
      <style:text-properties style:font-name="Liberation Serif" fo:font-family="'Liberation Serif'" style:font-pitch="variable"/>
    </style:style>
    <style:style style:name="ListLabel_20_42" style:display-name="ListLabel 42" style:family="text">
      <style:text-properties style:font-name="Liberation Serif" fo:font-family="'Liberation Serif'" style:font-pitch="variable"/>
    </style:style>
    <style:style style:name="ListLabel_20_43" style:display-name="ListLabel 43" style:family="text">
      <style:text-properties style:font-name="Liberation Serif" fo:font-family="'Liberation Serif'" style:font-pitch="variable" style:font-name-asian="Courier New" style:font-family-asian="'Courier New'" style:font-family-generic-asian="system" style:font-pitch-asian="variable"/>
    </style:style>
    <style:style style:name="ListLabel_20_44" style:display-name="ListLabel 44" style:family="text">
      <style:text-properties style:font-name="Liberation Serif" fo:font-family="'Liberation Serif'" style:font-pitch="variable"/>
    </style:style>
    <style:style style:name="ListLabel_20_45" style:display-name="ListLabel 45" style:family="text">
      <style:text-properties style:font-name="Liberation Serif" fo:font-family="'Liberation Serif'" style:font-pitch="variable"/>
    </style:style>
    <style:style style:name="ListLabel_20_46" style:display-name="ListLabel 46" style:family="text">
      <style:text-properties style:font-name="Liberation Serif" fo:font-family="'Liberation Serif'" style:font-pitch="variable" style:font-name-asian="Courier New" style:font-family-asian="'Courier New'" style:font-family-generic-asian="system" style:font-pitch-asian="variable"/>
    </style:style>
    <style:style style:name="ListLabel_20_47" style:display-name="ListLabel 47" style:family="text">
      <style:text-properties style:font-name="Liberation Serif" fo:font-family="'Liberation Serif'" style:font-pitch="variabl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 loext:num-list-format="%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4"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Label_20_5"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6"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Label_20_7"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Label_20_8"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Label_20_9"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Label_20_10"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Label_20_11"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2"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14" loext:num-list-format=""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4"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6" text:style-name="ListLabel_20_17" loext:num-list-format=""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7" text:style-name="ListLabel_20_18"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9" loext:num-list-format="o" style:num-suffix="o" text:bullet-char="o">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9" text:style-name="ListLabel_20_20" loext:num-list-format=""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1" loext:num-list-format="" style:num-suffix="" text:bullet-char="">
        <style:list-level-properties text:list-level-position-and-space-mode="label-alignment">
          <style:list-level-label-alignment text:label-followed-by="listtab" fo:text-indent="-0.25in" fo:margin-left="0.25in"/>
        </style:list-level-properties>
        <style:text-properties style:font-name="0"/>
      </text:list-level-style-bullet>
      <text:list-level-style-number text:level="2" text:style-name="ListLabel_20_2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0" loext:num-list-format="" style:num-suffix="" text:bullet-char="">
        <style:list-level-properties text:list-level-position-and-space-mode="label-alignment">
          <style:list-level-label-alignment text:label-followed-by="listtab" fo:text-indent="-0.25in" fo:margin-left="0.25in"/>
        </style:list-level-properties>
        <style:text-properties style:font-name="0"/>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3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35" loext:num-list-format=""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3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38" loext:num-list-format=""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4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44" loext:num-list-format=""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4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47" loext:num-list-format=""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8T14:04:00</meta:creation-date>
    <meta:initial-creator>Rada, Bogdan</meta:initial-creator>
    <dc:date>2024-11-19T00:34:40.704000000</dc:date>
    <meta:generator>LibreOffice/24.8.3.2$Windows_X86_64 LibreOffice_project/48a6bac9e7e268aeb4c3483fcf825c94556d9f92</meta:generator>
    <meta:editing-duration>PT1M18S</meta:editing-duration>
    <meta:editing-cycles>1</meta:editing-cycles>
    <meta:document-statistic meta:table-count="5" meta:image-count="0" meta:object-count="0" meta:page-count="6" meta:paragraph-count="124" meta:word-count="759" meta:character-count="4800" meta:non-whitespace-character-count="4112"/>
  </office:meta>
</office:document-meta>
</file>